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Latency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CPU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Memory Usag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304768.757776258" calcext:value-type="float">
            <text:p>304768,757776258</text:p>
          </table:table-cell>
          <table:table-cell office:value-type="float" office:value="1199598.10881453" calcext:value-type="float">
            <text:p>1199598,10881453</text:p>
          </table:table-cell>
          <table:table-cell office:value-type="float" office:value="26503.5450803397" calcext:value-type="float">
            <text:p>26503,5450803397</text:p>
          </table:table-cell>
          <table:table-cell/>
          <table:table-cell office:value-type="float" office:value="52.0663939216074" calcext:value-type="float">
            <text:p>52,0663939216074</text:p>
          </table:table-cell>
          <table:table-cell office:value-type="float" office:value="6.00854191963408" calcext:value-type="float">
            <text:p>6,00854191963408</text:p>
          </table:table-cell>
          <table:table-cell office:value-type="float" office:value="39.5273348972788" calcext:value-type="float">
            <text:p>39,5273348972788</text:p>
          </table:table-cell>
          <table:table-cell/>
          <table:table-cell office:value-type="float" office:value="0.027129319932501" calcext:value-type="float">
            <text:p>0,027129319932501</text:p>
          </table:table-cell>
          <table:table-cell office:value-type="float" office:value="0" calcext:value-type="float">
            <text:p>0</text:p>
          </table:table-cell>
          <table:table-cell office:value-type="float" office:value="0.023974163519328" calcext:value-type="float">
            <text:p>0,023974163519328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403291.874448115" calcext:value-type="float">
            <text:p>403291,874448115</text:p>
          </table:table-cell>
          <table:table-cell office:value-type="float" office:value="1121931.06672217" calcext:value-type="float">
            <text:p>1121931,06672217</text:p>
          </table:table-cell>
          <table:table-cell office:value-type="float" office:value="40762.0900273772" calcext:value-type="float">
            <text:p>40762,0900273772</text:p>
          </table:table-cell>
          <table:table-cell/>
          <table:table-cell office:value-type="float" office:value="45.6575114959193" calcext:value-type="float">
            <text:p>45,6575114959193</text:p>
          </table:table-cell>
          <table:table-cell office:value-type="float" office:value="30.9844952193835" calcext:value-type="float">
            <text:p>30,9844952193835</text:p>
          </table:table-cell>
          <table:table-cell office:value-type="float" office:value="46.4545370873503" calcext:value-type="float">
            <text:p>46,4545370873503</text:p>
          </table:table-cell>
          <table:table-cell/>
          <table:table-cell office:value-type="float" office:value="0.0499599839871872" calcext:value-type="float">
            <text:p>0,049959983987187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999" calcext:value-type="float">
            <text:p>0,03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93839.76006227" calcext:value-type="float">
            <text:p>193839,76006227</text:p>
          </table:table-cell>
          <table:table-cell office:value-type="float" office:value="960502.25788996" calcext:value-type="float">
            <text:p>960502,25788996</text:p>
          </table:table-cell>
          <table:table-cell office:value-type="float" office:value="42268.9426918441" calcext:value-type="float">
            <text:p>42268,9426918441</text:p>
          </table:table-cell>
          <table:table-cell/>
          <table:table-cell office:value-type="float" office:value="32.7599663613991" calcext:value-type="float">
            <text:p>32,7599663613991</text:p>
          </table:table-cell>
          <table:table-cell office:value-type="float" office:value="35.4807675227016" calcext:value-type="float">
            <text:p>35,4807675227016</text:p>
          </table:table-cell>
          <table:table-cell office:value-type="float" office:value="48.8346010119874" calcext:value-type="float">
            <text:p>48,8346010119874</text:p>
          </table:table-cell>
          <table:table-cell/>
          <table:table-cell office:value-type="float" office:value="0.0366606055596467" calcext:value-type="float">
            <text:p>0,036660605559647</text:p>
          </table:table-cell>
          <table:table-cell office:value-type="float" office:value="0" calcext:value-type="float">
            <text:p>0</text:p>
          </table:table-cell>
          <table:table-cell office:value-type="float" office:value="0.0485386443980462" calcext:value-type="float">
            <text:p>0,048538644398046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248624.216954476" calcext:value-type="float">
            <text:p>248624,216954476</text:p>
          </table:table-cell>
          <table:table-cell office:value-type="float" office:value="2657683.79505221" calcext:value-type="float">
            <text:p>2657683,79505221</text:p>
          </table:table-cell>
          <table:table-cell office:value-type="float" office:value="58869.5378527673" calcext:value-type="float">
            <text:p>58869,5378527673</text:p>
          </table:table-cell>
          <table:table-cell/>
          <table:table-cell office:value-type="float" office:value="38.3016709818253" calcext:value-type="float">
            <text:p>38,3016709818253</text:p>
          </table:table-cell>
          <table:table-cell office:value-type="float" office:value="32.4852264267928" calcext:value-type="float">
            <text:p>32,4852264267928</text:p>
          </table:table-cell>
          <table:table-cell office:value-type="float" office:value="44.8505495618504" calcext:value-type="float">
            <text:p>44,8505495618504</text:p>
          </table:table-cell>
          <table:table-cell/>
          <table:table-cell office:value-type="float" office:value="0.0438634243989226" calcext:value-type="float">
            <text:p>0,043863424398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692771.079801939" calcext:value-type="float">
            <text:p>692771,079801939</text:p>
          </table:table-cell>
          <table:table-cell office:value-type="float" office:value="545268.430296056" calcext:value-type="float">
            <text:p>545268,430296056</text:p>
          </table:table-cell>
          <table:table-cell office:value-type="float" office:value="26929.42708209" calcext:value-type="float">
            <text:p>26929,42708209</text:p>
          </table:table-cell>
          <table:table-cell/>
          <table:table-cell office:value-type="float" office:value="34.2970212117612" calcext:value-type="float">
            <text:p>34,2970212117612</text:p>
          </table:table-cell>
          <table:table-cell office:value-type="float" office:value="30.6678056600077" calcext:value-type="float">
            <text:p>30,6678056600077</text:p>
          </table:table-cell>
          <table:table-cell office:value-type="float" office:value="31.7706971909651" calcext:value-type="float">
            <text:p>31,7706971909651</text:p>
          </table:table-cell>
          <table:table-cell/>
          <table:table-cell office:value-type="float" office:value="0.0438634243989226" calcext:value-type="float">
            <text:p>0,043863424398923</text:p>
          </table:table-cell>
          <table:table-cell office:value-type="float" office:value="0" calcext:value-type="float">
            <text:p>0</text:p>
          </table:table-cell>
          <table:table-cell office:value-type="float" office:value="0.0366606055596469" calcext:value-type="float">
            <text:p>0,036660605559647</text:p>
          </table:table-cell>
        </table:table-row>
        <table:table-row table:style-name="ro1">
          <table:table-cell office:value-type="string" calcext:value-type="string">
            <text:p>Total Mean</text:p>
          </table:table-cell>
          <table:table-cell table:formula="of:=AVERAGE([.B2:.B6])" office:value-type="float" office:value="368659.137808612" calcext:value-type="float">
            <text:p>368659,137808612</text:p>
          </table:table-cell>
          <table:table-cell table:formula="of:=AVERAGE([.C2:.C6])" office:value-type="float" office:value="1296996.73175499" calcext:value-type="float">
            <text:p>1296996,73175499</text:p>
          </table:table-cell>
          <table:table-cell table:formula="of:=AVERAGE([.D2:.D6])" office:value-type="float" office:value="39066.7085468837" calcext:value-type="float">
            <text:p>39066,7085468837</text:p>
          </table:table-cell>
          <table:table-cell/>
          <table:table-cell table:formula="of:=AVERAGE([.F2:.F6])" office:value-type="float" office:value="40.6165127945025" calcext:value-type="float">
            <text:p>40,6165127945025</text:p>
          </table:table-cell>
          <table:table-cell table:formula="of:=AVERAGE([.G2:.G6])" office:value-type="float" office:value="27.1253673497039" calcext:value-type="float">
            <text:p>27,1253673497039</text:p>
          </table:table-cell>
          <table:table-cell table:formula="of:=AVERAGE([.H2:.H6])" office:value-type="float" office:value="42.2875439498864" calcext:value-type="float">
            <text:p>42,2875439498864</text:p>
          </table:table-cell>
          <table:table-cell/>
          <table:table-cell table:formula="of:=AVERAGE([.J2:.J6])" office:value-type="float" office:value="0.040295351655436" calcext:value-type="float">
            <text:p>0,040295351655436</text:p>
          </table:table-cell>
          <table:table-cell table:formula="of:=AVERAGE([.K2:.K6])" office:value-type="float" office:value="0" calcext:value-type="float">
            <text:p>0</text:p>
          </table:table-cell>
          <table:table-cell table:formula="of:=AVERAGE([.L2:.L6])" office:value-type="float" office:value="0.0278346826954042" calcext:value-type="float">
            <text:p>0,02783468269540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8659.137808612" calcext:value-type="float">
            <text:p>368659,137808612</text:p>
          </table:table-cell>
          <table:table-cell office:value-type="float" office:value="1296996.73175499" calcext:value-type="float">
            <text:p>1296996,73175499</text:p>
          </table:table-cell>
          <table:table-cell office:value-type="float" office:value="39066.7085468837" calcext:value-type="float">
            <text:p>39066,70854688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1:52.7065707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15H38M56S</meta:editing-duration>
    <meta:editing-cycles>30</meta:editing-cycles>
    <meta:generator>LibreOffice/6.0.7.3$Linux_X86_64 LibreOffice_project/00m0$Build-3</meta:generator>
    <dc:date>2020-10-20T14:21:58.623195208</dc:date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2.878cm" svg:y="1.475cm" svg:width="10.187cm" svg:height="5.717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6</svg:desc>
                </draw:g>
              </table:table-cell>
              <table:table-cell office:value-type="float" office:value="304768.757776258">
                <text:p>304768.757776258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3291.874448115">
                <text:p>403291.874448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3839.76006227">
                <text:p>193839.76006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8624.216954476">
                <text:p>248624.216954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92771.079801939">
                <text:p>692771.079801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